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 table:number-rows-repeated="4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7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.00.0000</text:date>, <text:time style:data-style-name="N2" text:time-value="21:02:34.9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16T21:06:12.459000000</dc:date>
    <meta:editing-duration>P2DT16H59M9S</meta:editing-duration>
    <meta:editing-cycles>1068</meta:editing-cycles>
    <meta:document-statistic meta:table-count="1" meta:cell-count="1058" meta:object-count="0"/>
  </office:meta>
</office:document-meta>
</file>